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4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20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6" office:value-type="string">
              <text:p>NF - SERV. PROD. </text:p>
            </table:table-cell>
            <table:table-cell table:style-name="ce10" office:value-type="string">
              <text:p>R$</text:p>
            </table:table-cell>
            <table:table-cell table:style-name="ce13"/>
            <table:table-cell table:style-name="ce15" office:value-type="string">
              <text:p>PAGO</text:p>
            </table:table-cell>
            <table:table-cell table:style-name="ce10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20" office:value-type="string">
              <text:p>SALDO DEVEDOR</text:p>
            </table:table-cell>
            <table:table-cell table:style-name="ce21" office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2" office:value-type="date" office:date-value="2006-09-30">
            <text:p>30/09/2006</text:p>
          </table:table-cell>
          <table:table-cell table:style-name="ce7" office:value-type="string">
            <text:p>NF 7447 - Mensalidade 09/2006</text:p>
          </table:table-cell>
          <table:table-cell table:style-name="ce11" office:value-type="float" office:value="90.6">
            <text:p>90,6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0.6">
            <text:p>90,6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]-[.F2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6-09-30">
            <text:p>30/09/2006</text:p>
          </table:table-cell>
          <table:table-cell table:style-name="ce8" office:value-type="string">
            <text:p>NF 01686 – guias 09/2006</text:p>
          </table:table-cell>
          <table:table-cell table:style-name="ce11" office:value-type="float" office:value="15">
            <text:p>15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5">
            <text:p>15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]-[.F3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6-10-31">
            <text:p>31/10/2006</text:p>
          </table:table-cell>
          <table:table-cell table:style-name="ce8" office:value-type="string">
            <text:p>NF 01712 – guias 10/2006</text:p>
          </table:table-cell>
          <table:table-cell table:style-name="ce11" office:value-type="float" office:value="15">
            <text:p>15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5">
            <text:p>15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4]-[.F4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6-10-31">
            <text:p>31/10/2006</text:p>
          </table:table-cell>
          <table:table-cell table:style-name="ce7" office:value-type="string">
            <text:p>NF 7480 - Mensalidade 10/2006</text:p>
          </table:table-cell>
          <table:table-cell table:style-name="ce11" office:value-type="float" office:value="90">
            <text:p>9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0">
            <text:p>9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5]-[.F5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6-11-30">
            <text:p>30/11/2006</text:p>
          </table:table-cell>
          <table:table-cell table:style-name="ce8" office:value-type="string">
            <text:p>NF 01740 – guias 11/2006</text:p>
          </table:table-cell>
          <table:table-cell table:style-name="ce11" office:value-type="float" office:value="15">
            <text:p>15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5">
            <text:p>15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6]-[.F6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6-11-30">
            <text:p>30/11/2006</text:p>
          </table:table-cell>
          <table:table-cell table:style-name="ce7" office:value-type="string">
            <text:p>NF 7513 - Mensalidade 11/2006</text:p>
          </table:table-cell>
          <table:table-cell table:style-name="ce11" office:value-type="float" office:value="90">
            <text:p>9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0">
            <text:p>9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7]-[.F7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6-12-31">
            <text:p>31/12/2006</text:p>
          </table:table-cell>
          <table:table-cell table:style-name="ce7" office:value-type="string">
            <text:p>NF 7546 - Mensalidade 12/2006</text:p>
          </table:table-cell>
          <table:table-cell table:style-name="ce11" office:value-type="float" office:value="90">
            <text:p>9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0">
            <text:p>9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8]-[.F8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6-12-31">
            <text:p>31/12/2006</text:p>
          </table:table-cell>
          <table:table-cell table:style-name="ce8" office:value-type="string">
            <text:p>NF 01768 – guias 12/2006</text:p>
          </table:table-cell>
          <table:table-cell table:style-name="ce11" office:value-type="float" office:value="15">
            <text:p>15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5">
            <text:p>15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9]-[.F9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1-22">
            <text:p>22/01/2007</text:p>
          </table:table-cell>
          <table:table-cell table:style-name="ce8" office:value-type="string">
            <text:p>NF 01796 – guias 01/2007</text:p>
          </table:table-cell>
          <table:table-cell table:style-name="ce11" office:value-type="float" office:value="15">
            <text:p>15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5">
            <text:p>15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0]-[.F10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1-22">
            <text:p>22/01/2007</text:p>
          </table:table-cell>
          <table:table-cell table:style-name="ce7" office:value-type="string">
            <text:p>NF 7579 - Mensalidade 01/2007</text:p>
          </table:table-cell>
          <table:table-cell table:style-name="ce11" office:value-type="float" office:value="90">
            <text:p>9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0">
            <text:p>9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1]-[.F11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2-20">
            <text:p>20/02/2007</text:p>
          </table:table-cell>
          <table:table-cell table:style-name="ce7" office:value-type="string">
            <text:p>DIRF 2007</text:p>
          </table:table-cell>
          <table:table-cell table:style-name="ce11" office:value-type="float" office:value="20">
            <text:p>2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20">
            <text:p>2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2]-[.F12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2-22">
            <text:p>22/02/2007</text:p>
          </table:table-cell>
          <table:table-cell table:style-name="ce8" office:value-type="string">
            <text:p>NF 01824 – guias 02/2007</text:p>
          </table:table-cell>
          <table:table-cell table:style-name="ce11" office:value-type="float" office:value="15">
            <text:p>15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5">
            <text:p>15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3]-[.F13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2-22">
            <text:p>22/02/2007</text:p>
          </table:table-cell>
          <table:table-cell table:style-name="ce7" office:value-type="string">
            <text:p>NF 7613 - Mensalidade 02/2007</text:p>
          </table:table-cell>
          <table:table-cell table:style-name="ce11" office:value-type="float" office:value="90">
            <text:p>9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0">
            <text:p>9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4]-[.F14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3-13">
            <text:p>13/03/2007</text:p>
          </table:table-cell>
          <table:table-cell table:style-name="ce7" office:value-type="string">
            <text:p>2 pastas AZ + 2 classificadoras</text:p>
          </table:table-cell>
          <table:table-cell table:style-name="ce11" table:formula="oooc:=2*4+2*2" office:value-type="float" office:value="12">
            <text:p>12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table:formula="oooc:=2*4+2*2" office:value-type="float" office:value="12">
            <text:p>12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5]-[.F15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3-19">
            <text:p>19/03/2007</text:p>
          </table:table-cell>
          <table:table-cell table:style-name="ce8" office:value-type="string">
            <text:p>NF 01852 – guias 03/2007</text:p>
          </table:table-cell>
          <table:table-cell table:style-name="ce11" office:value-type="float" office:value="15">
            <text:p>15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5">
            <text:p>15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6]-[.F16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3-19">
            <text:p>19/03/2007</text:p>
          </table:table-cell>
          <table:table-cell table:style-name="ce7" office:value-type="string">
            <text:p>NF 7649 - Mensalidade 03/2007</text:p>
          </table:table-cell>
          <table:table-cell table:style-name="ce11" office:value-type="float" office:value="106.5">
            <text:p>106,5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06.5">
            <text:p>106,5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7]-[.F17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4-07">
            <text:p>07/04/2007</text:p>
          </table:table-cell>
          <table:table-cell table:style-name="ce7" office:value-type="string">
            <text:p>Declaração RAIS 2007</text:p>
          </table:table-cell>
          <table:table-cell table:style-name="ce11" office:value-type="float" office:value="160">
            <text:p>16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60">
            <text:p>16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8]-[.F18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4-24">
            <text:p>24/04/2007</text:p>
          </table:table-cell>
          <table:table-cell table:style-name="ce7" office:value-type="string">
            <text:p>NF 7685 - Mensalidade 04/2007</text:p>
          </table:table-cell>
          <table:table-cell table:style-name="ce11" office:value-type="float" office:value="90">
            <text:p>9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0">
            <text:p>9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19]-[.F19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4-24">
            <text:p>24/04/2007</text:p>
          </table:table-cell>
          <table:table-cell table:style-name="ce8" office:value-type="string">
            <text:p>NF 01880 – guias 04/2007</text:p>
          </table:table-cell>
          <table:table-cell table:style-name="ce11" office:value-type="float" office:value="15">
            <text:p>15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5">
            <text:p>15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0]-[.F20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5-23">
            <text:p>23/05/2007</text:p>
          </table:table-cell>
          <table:table-cell table:style-name="ce8" office:value-type="string">
            <text:p>NF 01909 – guias 05/2007</text:p>
          </table:table-cell>
          <table:table-cell table:style-name="ce11" office:value-type="float" office:value="15">
            <text:p>15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5">
            <text:p>15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1]-[.F21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5-23">
            <text:p>23/05/2007</text:p>
          </table:table-cell>
          <table:table-cell table:style-name="ce7" office:value-type="string">
            <text:p>Mensalidade 05/2007 (A.C.)</text:p>
          </table:table-cell>
          <table:table-cell table:style-name="ce11" office:value-type="float" office:value="99.6">
            <text:p>99,6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9.6">
            <text:p>99,6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2]-[.F22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5-31">
            <text:p>31/05/2007</text:p>
          </table:table-cell>
          <table:table-cell table:style-name="ce7" office:value-type="string">
            <text:p>PJSI 2007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60">
            <text:p>6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3]-[.F23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6-22">
            <text:p>22/06/2007</text:p>
          </table:table-cell>
          <table:table-cell table:style-name="ce7" office:value-type="string">
            <text:p>Mensalidade 06/2007 (A.C.)</text:p>
          </table:table-cell>
          <table:table-cell table:style-name="ce11" office:value-type="float" office:value="114.6">
            <text:p>114,6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4.6">
            <text:p>114,6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4]-[.F24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7-27">
            <text:p>27/07/2007</text:p>
          </table:table-cell>
          <table:table-cell table:style-name="ce7" office:value-type="string">
            <text:p>Mensalidade 07/2007 (A.C.)</text:p>
          </table:table-cell>
          <table:table-cell table:style-name="ce11" office:value-type="float" office:value="114">
            <text:p>114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4">
            <text:p>114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5]-[.F25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8-24">
            <text:p>24/08/2007</text:p>
          </table:table-cell>
          <table:table-cell table:style-name="ce7" office:value-type="string">
            <text:p>Opção pelo Simples Nacional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50">
            <text:p>5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6]-[.F26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8-28">
            <text:p>28/08/2007</text:p>
          </table:table-cell>
          <table:table-cell table:style-name="ce7" office:value-type="string">
            <text:p>Mensalidade 08/2007 (A.C.)</text:p>
          </table:table-cell>
          <table:table-cell table:style-name="ce11" office:value-type="float" office:value="99">
            <text:p>99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9">
            <text:p>99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7]-[.F27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09-27">
            <text:p>27/09/2007</text:p>
          </table:table-cell>
          <table:table-cell table:style-name="ce7" office:value-type="string">
            <text:p>Mensalidade 09/2007 (A.C.)</text:p>
          </table:table-cell>
          <table:table-cell table:style-name="ce11" office:value-type="float" office:value="99">
            <text:p>99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9">
            <text:p>99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8]-[.F28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10-16">
            <text:p>16/10/2007</text:p>
          </table:table-cell>
          <table:table-cell table:style-name="ce7" office:value-type="string">
            <text:p>Mensalidade 10/2007 (A.C.)</text:p>
          </table:table-cell>
          <table:table-cell table:style-name="ce11" office:value-type="float" office:value="99">
            <text:p>99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9">
            <text:p>99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29]-[.F29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11-21">
            <text:p>21/11/2007</text:p>
          </table:table-cell>
          <table:table-cell table:style-name="ce7" office:value-type="string">
            <text:p>Mensalidade 11/2007 (A.C.)</text:p>
          </table:table-cell>
          <table:table-cell table:style-name="ce11" office:value-type="float" office:value="99">
            <text:p>99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9">
            <text:p>99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0]-[.F30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7-12-22">
            <text:p>22/12/2007</text:p>
          </table:table-cell>
          <table:table-cell table:style-name="ce7" office:value-type="string">
            <text:p>Mensalidade 12/2007 (A.C.)</text:p>
          </table:table-cell>
          <table:table-cell table:style-name="ce11" office:value-type="float" office:value="99">
            <text:p>99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9">
            <text:p>99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1]-[.F31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8-01-18">
            <text:p>18/01/2008</text:p>
          </table:table-cell>
          <table:table-cell table:style-name="ce7" office:value-type="string">
            <text:p>Mens. 01/2008 (A.C.)</text:p>
          </table:table-cell>
          <table:table-cell table:style-name="ce11" office:value-type="float" office:value="99">
            <text:p>99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9">
            <text:p>99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2]-[.F32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8-02-26">
            <text:p>26/02/2008</text:p>
          </table:table-cell>
          <table:table-cell table:style-name="ce7" office:value-type="string">
            <text:p>Mens. 02/2008 (A.C.)</text:p>
          </table:table-cell>
          <table:table-cell table:style-name="ce11" office:value-type="float" office:value="99.9">
            <text:p>99,9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9.9">
            <text:p>99,9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3]-[.F33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8-03-18">
            <text:p>18/03/2008</text:p>
          </table:table-cell>
          <table:table-cell table:style-name="ce7" office:value-type="string">
            <text:p>Mens. 03/2008 (A.C.)</text:p>
          </table:table-cell>
          <table:table-cell table:style-name="ce11" office:value-type="float" office:value="100.2">
            <text:p>100,2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00.2">
            <text:p>100,2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4]-[.F34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8-03-31">
            <text:p>31/03/2008</text:p>
          </table:table-cell>
          <table:table-cell table:style-name="ce7" office:value-type="string">
            <text:p>Declaração RAIS 2008</text:p>
          </table:table-cell>
          <table:table-cell table:style-name="ce11" office:value-type="float" office:value="20">
            <text:p>2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20">
            <text:p>2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5]-[.F35]" office:value-type="float" office:value="0">
            <text:p>-</text:p>
          </table:table-cell>
          <table:table-cell table:style-name="ce22" office:value-type="string">
            <text:p>negativa</text:p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8-04-24">
            <text:p>24/04/2008</text:p>
          </table:table-cell>
          <table:table-cell table:style-name="ce7" office:value-type="string">
            <text:p>Mens. 04/2008 (A.C.)</text:p>
          </table:table-cell>
          <table:table-cell table:style-name="ce11" office:value-type="float" office:value="99.3">
            <text:p>99,3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99.3">
            <text:p>99,3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6]-[.F36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8-05-30">
            <text:p>30/05/2008</text:p>
          </table:table-cell>
          <table:table-cell table:style-name="ce7" office:value-type="string">
            <text:p>Decl. Simples Nac./Est./2008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50">
            <text:p>5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7]-[.F37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8-06-24">
            <text:p>24/06/2008</text:p>
          </table:table-cell>
          <table:table-cell table:style-name="ce7" office:value-type="string">
            <text:p>Mens. 06/2008 (A.C.)</text:p>
          </table:table-cell>
          <table:table-cell table:style-name="ce11" office:value-type="float" office:value="1.5">
            <text:p>1,5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.5">
            <text:p>1,5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8]-[.F38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8-06-30">
            <text:p>30/06/2008</text:p>
          </table:table-cell>
          <table:table-cell table:style-name="ce7" office:value-type="string">
            <text:p>DASN 2.º sem./2007</text:p>
          </table:table-cell>
          <table:table-cell table:style-name="ce11" office:value-type="float" office:value="60">
            <text:p>6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60">
            <text:p>60,00</text:p>
          </table:table-cell>
          <table:table-cell table:style-name="ce18" office:value-type="string">
            <text:p>29/08/2008</text:p>
            <text:p>01/09/2008</text:p>
          </table:table-cell>
          <table:table-cell table:style-name="ce11" table:formula="oooc:=[.C39]-[.F39]" office:value-type="float" office:value="0">
            <text:p>-</text:p>
          </table:table-cell>
          <table:table-cell table:style-name="ce16" office:value-type="string">
            <text:p>Dep. CCJBB</text:p>
          </table:table-cell>
          <table:table-cell table:number-columns-repeated="247"/>
        </table:table-row>
        <table:table-row table:style-name="ro2">
          <table:table-cell table:style-name="ce3" table:number-columns-repeated="6"/>
          <table:table-cell table:style-name="ce19" office:value-type="string">
            <text:p>TOTAL</text:p>
          </table:table-cell>
          <table:table-cell table:style-name="ce10" table:formula="oooc:=SUM([.H2:.H39])" office:value-type="float" office:value="0">
            <text:p>-</text:p>
          </table:table-cell>
          <table:table-cell table:style-name="ce21"/>
          <table:table-cell table:number-columns-repeated="247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23"/>
          <table:table-cell table:number-columns-repeated="247"/>
        </table:table-row>
        <table:table-row table:style-name="ro2" table:number-rows-repeated="31982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23"/>
          <table:table-cell table:number-columns-repeated="247"/>
        </table:table-row>
        <table:table-row table:style-name="ro2" table:number-rows-repeated="33512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  <table:database-ranges>
        <table:database-range table:target-range-address="'Situação do Cliente'.A2:'Situação do Cliente'.H3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</number:text>
      <number:number number:decimal-places="0" number:min-integer-digits="1" number:grouping="true"/>
    </number:number-style>
    <number:number-style style:name="N126">
      <number:text>(R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</number:text>
      <number:number number:decimal-places="2" number:min-integer-digits="1" number:grouping="true"/>
    </number:number-style>
    <number:number-style style:name="N129">
      <number:text>(R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0" number:min-integer-digits="1" number:grouping="true"/>
    </number:number-style>
    <number:number-style style:name="N132P1" style:volatile="true">
      <number:text>R$(</number:text>
      <number:number number:decimal-places="0" number:min-integer-digits="1" number:grouping="true"/>
      <number:text>)</number:text>
    </number:number-style>
    <number:number-style style:name="N132">
      <number:text>R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</number:text>
      <number:number number:decimal-places="2" number:min-integer-digits="1" number:grouping="true"/>
    </number:number-style>
    <number:number-style style:name="N136P1" style:volatile="true">
      <number:text>R$(</number:text>
      <number:number number:decimal-places="2" number:min-integer-digits="1" number:grouping="true"/>
      <number:text>)</number:text>
    </number:number-style>
    <number:number-style style:name="N136">
      <number:text>R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print-page-order="ttb" style:scale-to="100%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style:style style:name="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2">02/10/2008</text:date>, <text:time>09:52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TAB_5f_VANESSA_20_MIGUEL_20_DE_20_CAMPOS_20__5f__20_ME" style:display-name="TAB_VANESSA MIGUEL DE CAMPOS _ ME" style:page-layout-name="pm3">
      <style:header>
        <style:region-center>
          <text:p><text:span text:style-name="T1">Posição Atual</text:span></text:p>
          <text:p><text:span text:style-name="T2"><text:date style:data-style-name="N2" text:date-value="2008-10-02">02/10/2008</text:date></text:span><text:span text:style-name="T2"> - </text:span><text:span text:style-name="T2"><text:time>09:52:19</text:time></text:span><text:span text:style-name="T2"> </text:span></text:p>
        </style:region-center>
        <style:region-right>
          <text:p><text:span text:style-name="T3">Valter Schandert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08-10-02">02/10/2008</text:date> - <text:time>09:52:19</text:time></text:p>
        </style:region-right>
      </style:header-left>
      <style:footer>
        <text:p>Página <text:page-number>1</text:page-number> de <text:page-count>99</text:page-count></text:p>
      </style:footer>
      <style:footer-left style:display="false">
        <text:p>Página <text:page-number>1</text:page-number> de <text:page-count>99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0-10-16T13:00:00</meta:creation-date>
    <dc:creator>Carlos Augusto Marcicano</dc:creator>
    <dc:date>2008-10-02T09:52:01</dc:date>
    <meta:printed-by>Carlos Augusto Marcicano</meta:printed-by>
    <meta:print-date>2008-10-02T09:52:05</meta:print-date>
    <dc:language>pt-PT</dc:language>
    <meta:editing-cycles>292</meta:editing-cycles>
    <meta:editing-duration>PT3H21M22S</meta:editing-duration>
    <meta:user-defined meta:name="Info 0"/>
    <meta:user-defined meta:name="Info 1"/>
    <meta:user-defined meta:name="Info 2"/>
    <meta:user-defined meta:name="Info 3"/>
    <meta:document-statistic meta:table-count="1" meta:cell-count="314"/>
  </office:meta>
</office:document-meta>
</file>